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000000200F38FA1B3.png" manifest:media-type="image/png"/>
  <manifest:file-entry manifest:full-path="Pictures/1000000100000200000002004F075F65.png" manifest:media-type="image/png"/>
  <manifest:file-entry manifest:full-path="Pictures/1000000100000160000001603C211784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Sans" svg:font-family="'IBM Plex Sans'" style:font-adornments="Normal" style:font-family-generic="swiss" style:font-pitch="variable"/>
    <style:font-face style:name="IBM Plex Sans1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2.30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78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12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03cm" svg:stroke-color="#333333" draw:marker-start-width="0.345cm" draw:marker-end-width="0.345cm" draw:fill="none" draw:fill-color="#afd095" draw:textarea-horizontal-align="justify" draw:textarea-vertical-align="middle" draw:auto-grow-height="false" fo:min-height="0.414cm" fo:min-width="4.763cm" fo:padding-top="0.14cm" fo:padding-bottom="0.14cm" fo:padding-left="0.265cm" fo:padding-right="0.26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cm" svg:stroke-color="#666666" draw:marker-start-width="0.355cm" draw:marker-end-width="0.355cm" draw:fill="none" draw:textarea-horizontal-align="justify" draw:textarea-vertical-align="middle" draw:auto-grow-height="false" fo:min-height="1.868cm" fo:min-width="3.368cm" fo:padding-top="0.15cm" fo:padding-bottom="0.15cm" fo:padding-left="0.275cm" fo:padding-right="0.275cm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withoutfill">
      <style:graphic-properties svg:stroke-width="0.05cm" draw:marker-start-width="0.375cm" draw:marker-end="" draw:marker-end-width="0.37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9" style:family="graphic" style:parent-style-name="Object_20_with_20_no_20_fill_20_and_20_no_20_line">
      <style:graphic-properties draw:fill="solid" draw:fill-color="#b2dfdb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withoutfill">
      <style:graphic-properties svg:stroke-width="0.05cm" svg:stroke-color="#b2dfdb" draw:marker-start-width="0.375cm" draw:marker-end="" draw:marker-end-width="0.37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1" style:family="graphic" style:parent-style-name="standard">
      <style:graphic-properties draw:stroke="none" draw:fill="solid" draw:fill-color="#bf1238" draw:textarea-horizontal-align="justify" draw:textarea-vertical-align="middle" draw:auto-grow-height="false" fo:min-height="0.686cm" fo:min-width="5.436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4ba173" draw:textarea-horizontal-align="justify" draw:textarea-vertical-align="middle" draw:auto-grow-height="false" fo:min-height="0.686cm" fo:min-width="2.036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4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>
      <style:graphic-properties svg:stroke-width="0.03cm" svg:stroke-color="#333333" draw:marker-start-width="0.345cm" draw:marker-end-width="0.345cm" draw:fill="none" draw:fill-color="#afd095" draw:textarea-horizontal-align="justify" draw:textarea-vertical-align="middle" draw:auto-grow-height="false" fo:min-height="0.384cm" fo:min-width="4.733cm" fo:padding-top="0.14cm" fo:padding-bottom="0.14cm" fo:padding-left="0.265cm" fo:padding-right="0.265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5cm" draw:marker-start="Extrémités_20_de_20_flèche_20_2" draw:marker-start-width="0.375cm" draw:marker-end="Extrémités_20_de_20_flèche_20_2" draw:marker-end-width="0.375cm" draw:textarea-horizontal-align="center" draw:textarea-vertical-align="middle" fo:padding-top="0.15cm" fo:padding-bottom="0.15cm" fo:padding-left="0.275cm" fo:padding-right="0.275cm" loext:decorative="false"/>
    </style:style>
    <style:style style:name="gr17" style:family="graphic" style:parent-style-name="standard">
      <style:graphic-properties svg:stroke-width="0.03cm" svg:stroke-color="#333333" draw:marker-start-width="0.345cm" draw:marker-end-width="0.345cm" draw:fill="none" draw:fill-color="#afd095" draw:textarea-horizontal-align="justify" draw:textarea-vertical-align="middle" draw:auto-grow-height="false" fo:min-height="0.384cm" fo:min-width="2.53cm" fo:padding-top="0.14cm" fo:padding-bottom="0.14cm" fo:padding-left="0.265cm" fo:padding-right="0.265cm" style:writing-mode="lr-tb" loext:decorative="false"/>
      <style:paragraph-properties style:writing-mode="lr-tb"/>
    </style:style>
    <style:style style:name="P1" style:family="paragraph">
      <style:text-properties style:font-name="IBM Plex Sans" fo:font-style="normal" fo:font-weight="normal"/>
    </style:style>
    <style:style style:name="P2" style:family="paragraph">
      <loext:graphic-properties draw:fill="none" draw:fill-color="#ffffff"/>
      <style:text-properties style:font-name="IBM Plex Sans" fo:font-size="11pt" fo:font-style="normal" fo:font-weight="normal" style:font-size-asian="11pt" style:font-weight-asian="bold" style:font-size-complex="11pt" style:font-weight-complex="bold"/>
    </style:style>
    <style:style style:name="P3" style:family="paragraph">
      <loext:graphic-properties draw:fill="none" draw:fill-color="#ffffff"/>
      <style:text-properties style:font-name="IBM Plex Sans" fo:font-size="10.5pt" fo:font-style="normal" fo:font-weight="normal" style:font-size-asian="10.5pt" style:font-weight-asian="normal" style:font-size-complex="10.5pt" style:font-weight-complex="normal"/>
    </style:style>
    <style:style style:name="P4" style:family="paragraph">
      <loext:graphic-properties draw:fill="none"/>
      <style:paragraph-properties fo:text-align="center"/>
      <style:text-properties style:font-name="IBM Plex Sans" fo:font-style="normal" fo:font-weight="normal"/>
    </style:style>
    <style:style style:name="P5" style:family="paragraph">
      <style:paragraph-properties fo:text-align="center" style:writing-mode="lr-tb"/>
      <style:text-properties style:font-name="IBM Plex Sans1" fo:font-size="12pt" fo:language="fr" fo:country="FR" style:font-size-asian="12pt" style:font-size-complex="12pt"/>
    </style:style>
    <style:style style:name="P6" style:family="paragraph">
      <loext:graphic-properties draw:fill="none" draw:fill-color="#afd095"/>
      <style:paragraph-properties fo:text-align="center" style:writing-mode="lr-tb"/>
      <style:text-properties style:font-name="IBM Plex Sans1" fo:font-size="12pt" fo:language="fr" fo:country="FR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b2dfdb"/>
      <style:paragraph-properties fo:text-align="center"/>
    </style:style>
    <style:style style:name="P10" style:family="paragraph">
      <style:text-properties fo:color="#26a69a" loext:opacity="100%" style:font-name="IBM Plex Sans" fo:font-style="normal" fo:font-weight="normal"/>
    </style:style>
    <style:style style:name="P11" style:family="paragraph">
      <loext:graphic-properties draw:fill="none" draw:fill-color="#ffffff"/>
      <style:text-properties fo:color="#26a69a" loext:opacity="100%" style:font-name="IBM Plex Sans" fo:font-size="11pt" fo:font-style="normal" fo:font-weight="normal" style:font-size-asian="11pt" style:font-weight-asian="bold" style:font-size-complex="11pt" style:font-weight-complex="bold"/>
    </style:style>
    <style:style style:name="P12" style:family="paragraph">
      <style:paragraph-properties fo:text-align="center" style:writing-mode="lr-tb"/>
      <style:text-properties fo:color="#ffffff" loext:opacity="100%" style:font-name="IBM Plex Sans1" fo:font-size="14pt" style:font-size-asian="14pt" style:font-size-complex="14pt"/>
    </style:style>
    <style:style style:name="P13" style:family="paragraph">
      <loext:graphic-properties draw:fill="solid" draw:fill-color="#bf1238"/>
      <style:paragraph-properties fo:text-align="center" style:writing-mode="lr-tb"/>
      <style:text-properties fo:color="#ffffff" loext:opacity="100%" style:font-name="IBM Plex Sans1" fo:font-size="14pt" style:font-size-asian="14pt" style:font-size-complex="14pt"/>
    </style:style>
    <style:style style:name="P14" style:family="paragraph">
      <loext:graphic-properties draw:fill="solid" draw:fill-color="#4ba173"/>
      <style:paragraph-properties fo:text-align="center" style:writing-mode="lr-tb"/>
      <style:text-properties fo:color="#ffffff" loext:opacity="100%" style:font-name="IBM Plex Sans1" fo:font-size="14pt" style:font-size-asian="14pt" style:font-size-complex="14pt"/>
    </style:style>
    <style:style style:name="P15" style:family="paragraph">
      <loext:graphic-properties draw:fill="none"/>
      <style:text-properties style:font-name="IBM Plex Sans1" fo:font-size="14pt" style:font-size-asian="14pt" style:font-size-complex="14pt"/>
    </style:style>
    <style:style style:name="T1" style:family="text">
      <style:text-properties fo:font-size="11pt" style:font-size-asian="11pt" style:font-weight-asian="bold" style:font-size-complex="11pt" style:font-weight-complex="bold"/>
    </style:style>
    <style:style style:name="T2" style:family="text">
      <style:text-properties fo:font-size="10.5pt" style:font-size-asian="10.5pt" style:font-weight-asian="normal" style:font-size-complex="10.5pt" style:font-weight-complex="normal"/>
    </style:style>
    <style:style style:name="T3" style:family="text">
      <style:text-properties style:font-name="IBM Plex Sans1" fo:font-size="14pt" fo:language="fr" fo:country="FR" style:font-size-asian="14pt" style:font-size-complex="14pt"/>
    </style:style>
    <style:style style:name="T4" style:family="text">
      <style:text-properties fo:color="#26a69a" loext:opacity="100%" fo:font-size="11pt" style:font-size-asian="11pt" style:font-weight-asian="bold" style:font-size-complex="11pt" style:font-weight-complex="bold"/>
    </style:style>
    <style:style style:name="T5" style:family="text">
      <style:text-properties fo:color="#ffffff" loext:opacity="100%" style:font-name="IBM Plex Sans1" fo:font-size="14pt" style:font-size-asian="14pt" style:font-size-complex="14pt"/>
    </style:style>
    <style:style style:name="T6" style:family="text">
      <style:text-properties style:font-name="IBM Plex Sans1" fo:font-size="13pt" fo:language="fr" fo:country="FR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809cm" svg:height="0.755cm" svg:x="0.916cm" svg:y="8.138cm">
          <draw:text-box>
            <text:p text:style-name="P1"><text:span text:style-name="T1">iSCSI target</text:span></text:p>
          </draw:text-box>
        </draw:frame>
        <draw:frame draw:style-name="gr2" draw:text-style-name="P2" draw:layer="layout" svg:width="2.284cm" svg:height="1.259cm" svg:x="1.378cm" svg:y="0.4cm">
          <draw:text-box>
            <text:p text:style-name="P1"><text:span text:style-name="T1">iSCSI</text:span></text:p>
            <text:p text:style-name="P1"><text:span text:style-name="T1">initiator</text:span></text:p>
          </draw:text-box>
        </draw:frame>
        <draw:frame draw:style-name="gr3" draw:text-style-name="P3" draw:layer="layout" svg:width="3.622cm" svg:height="1.209cm" svg:x="5.293cm" svg:y="8.903cm">
          <draw:text-box>
            <text:p text:style-name="P1"><text:span text:style-name="T2">Kernel Space API</text:span></text:p>
            <text:p text:style-name="P1"><text:span text:style-name="T2">to TCP/IP</text:span></text:p>
          </draw:text-box>
        </draw:frame>
        <draw:frame draw:style-name="gr4" draw:text-style-name="P4" xml:id="id2" draw:id="id2" draw:layer="layout" svg:width="1.778cm" svg:height="1.778cm" svg:x="1.5cm" svg:y="5cm">
          <draw:image xlink:href="Pictures/1000000100000160000001603C211784.png" xlink:type="simple" xlink:show="embed" xlink:actuate="onLoad" draw:mime-type="image/png">
            <text:p/>
          </draw:image>
        </draw:frame>
        <draw:custom-shape draw:style-name="gr5" draw:text-style-name="P6" xml:id="id6" draw:id="id6" draw:layer="layout" svg:width="5.299cm" svg:height="0.7cm" svg:x="8.3cm" svg:y="9.9cm">
          <text:p text:style-name="P5"><text:span text:style-name="T3">TCP/IP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4" xml:id="id1" draw:id="id1" draw:layer="layout" svg:width="3.95cm" svg:height="2.2cm" svg:x="0.4cm" svg:y="8.15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7" draw:text-style-name="P7" draw:layer="layout" svg:width="1cm" svg:height="1cm" svg:x="0.557cm" svg:y="9.107cm">
          <draw:image xlink:href="Pictures/1000000100000200000002004F075F65.png" xlink:type="simple" xlink:show="embed" xlink:actuate="onLoad" draw:mime-type="image/png">
            <text:p/>
          </draw:image>
        </draw:frame>
        <draw:frame draw:style-name="gr7" draw:text-style-name="P7" draw:layer="layout" svg:width="1cm" svg:height="1cm" svg:x="1.457cm" svg:y="9.107cm">
          <draw:image xlink:href="Pictures/1000000100000200000002004F075F65.png" xlink:type="simple" xlink:show="embed" xlink:actuate="onLoad" draw:mime-type="image/png">
            <text:p/>
          </draw:image>
        </draw:frame>
        <draw:frame draw:style-name="gr7" draw:text-style-name="P7" draw:layer="layout" svg:width="1cm" svg:height="1cm" svg:x="2.357cm" svg:y="9.107cm">
          <draw:image xlink:href="Pictures/1000000100000200000002004F075F65.png" xlink:type="simple" xlink:show="embed" xlink:actuate="onLoad" draw:mime-type="image/png">
            <text:p/>
          </draw:image>
        </draw:frame>
        <draw:frame draw:style-name="gr7" draw:text-style-name="P7" xml:id="id4" draw:id="id4" draw:layer="layout" svg:width="1cm" svg:height="1cm" svg:x="3.257cm" svg:y="9.107cm">
          <draw:image xlink:href="Pictures/1000000100000200000002004F075F65.png" xlink:type="simple" xlink:show="embed" xlink:actuate="onLoad" draw:mime-type="image/png">
            <text:p/>
          </draw:image>
        </draw:frame>
        <draw:connector draw:style-name="gr8" draw:text-style-name="P8" draw:layer="layout" draw:type="line" svg:x1="2.375cm" svg:y1="8.15cm" svg:x2="2.389cm" svg:y2="6.778cm" draw:start-shape="id1" draw:start-glue-point="0" draw:end-shape="id2" draw:end-glue-point="2" svg:d="M2375 8150l14-1372" svg:viewBox="0 0 15 1373">
          <text:p/>
        </draw:connector>
        <draw:custom-shape draw:style-name="gr6" draw:text-style-name="P4" draw:layer="layout" svg:width="3.95cm" svg:height="2.2cm" svg:x="0.4cm" svg:y="8.15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7" draw:text-style-name="P7" xml:id="id3" draw:id="id3" draw:layer="layout" svg:width="1.6cm" svg:height="1.6cm" svg:x="1.602cm" svg:y="1.594cm">
          <draw:image xlink:href="Pictures/100000010000020000000200F38FA1B3.png" xlink:type="simple" xlink:show="embed" xlink:actuate="onLoad" draw:mime-type="image/png">
            <text:p/>
          </draw:image>
        </draw:frame>
        <draw:connector draw:style-name="gr8" draw:text-style-name="P8" draw:layer="layout" draw:type="line" svg:x1="2.389cm" svg:y1="5cm" svg:x2="2.402cm" svg:y2="3.194cm" draw:start-shape="id2" draw:start-glue-point="0" draw:end-shape="id3" draw:end-glue-point="2" svg:d="M2389 5000l13-1806" svg:viewBox="0 0 14 1807">
          <text:p/>
        </draw:connector>
        <draw:frame draw:style-name="gr9" draw:text-style-name="P9" xml:id="id5" draw:id="id5" draw:layer="layout" svg:width="1cm" svg:height="1cm" svg:x="3.257cm" svg:y="1.907cm">
          <draw:image xlink:href="Pictures/1000000100000200000002004F075F65.png" xlink:type="simple" xlink:show="embed" xlink:actuate="onLoad" draw:mime-type="image/png">
            <text:p/>
          </draw:image>
        </draw:frame>
        <draw:connector draw:style-name="gr10" draw:text-style-name="P8" draw:layer="layout" draw:type="line" svg:x1="3.757cm" svg:y1="9.107cm" svg:x2="3.757cm" svg:y2="2.907cm" draw:start-shape="id4" draw:start-glue-point="0" draw:end-shape="id5" draw:end-glue-point="2" svg:d="M3757 9107v-6200" svg:viewBox="0 0 1 6201">
          <text:p/>
        </draw:connector>
        <draw:frame draw:style-name="gr2" draw:text-style-name="P11" draw:layer="layout" svg:width="2.284cm" svg:height="1.259cm" svg:x="3.678cm" svg:y="4.301cm">
          <draw:text-box>
            <text:p text:style-name="P10"><text:span text:style-name="T4">iSCSI</text:span></text:p>
            <text:p text:style-name="P10"><text:span text:style-name="T4">session</text:span></text:p>
          </draw:text-box>
        </draw:frame>
        <draw:custom-shape draw:style-name="gr11" draw:text-style-name="P13" draw:layer="layout" svg:width="6cm" svg:height="1cm" draw:transform="rotate (1.5707963267949) translate (14.4cm 9.433cm)">
          <text:p text:style-name="P12"><text:span text:style-name="T5">kernel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14" draw:layer="layout" svg:width="2.6cm" svg:height="1cm" draw:transform="rotate (1.5707963267949) translate (14.4cm 2.8cm)">
          <text:p text:style-name="P12"><text:span text:style-name="T5">usersp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3" draw:text-style-name="P15" draw:layer="layout" svg:x1="7.4cm" svg:y1="3.1cm" svg:x2="15.4cm" svg:y2="3.1cm">
          <text:p/>
        </draw:line>
        <draw:line draw:style-name="gr14" draw:text-style-name="P15" draw:layer="layout" svg:x1="7cm" svg:y1="9.5cm" svg:x2="14cm" svg:y2="9.5cm">
          <text:p/>
        </draw:line>
        <draw:custom-shape draw:style-name="gr15" draw:text-style-name="P6" xml:id="id7" draw:id="id7" draw:layer="layout" svg:width="5.299cm" svg:height="0.7cm" svg:x="8.301cm" svg:y="8.3cm">
          <text:p text:style-name="P5"><text:span text:style-name="T3">iSCSI encapsulation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6" draw:text-style-name="P7" draw:layer="layout" draw:type="line" svg:x1="10.949cm" svg:y1="9.9cm" svg:x2="10.95cm" svg:y2="9cm" draw:start-shape="id6" draw:start-glue-point="0" draw:end-shape="id7" draw:end-glue-point="2" svg:d="M10949 9900l1-900" svg:viewBox="0 0 2 901">
          <text:p/>
        </draw:connector>
        <draw:custom-shape draw:style-name="gr15" draw:text-style-name="P6" draw:layer="layout" svg:width="5.299cm" svg:height="0.7cm" svg:x="8.302cm" svg:y="6.7cm">
          <text:p text:style-name="P5"><text:span text:style-name="T3">SCSI subsystem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6" draw:text-style-name="P7" draw:layer="layout" draw:type="line" svg:x1="10.95cm" svg:y1="8.3cm" svg:x2="10.951cm" svg:y2="7.4cm" svg:d="M10950 8300l1-900" svg:viewBox="0 0 2 901">
          <text:p/>
        </draw:connector>
        <draw:custom-shape draw:style-name="gr15" draw:text-style-name="P6" draw:layer="layout" svg:width="5.299cm" svg:height="0.7cm" svg:x="8.303cm" svg:y="5.1cm">
          <text:p text:style-name="P5"><text:span text:style-name="T6">Block device subsystem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6" draw:text-style-name="P7" draw:layer="layout" draw:type="line" svg:x1="10.951cm" svg:y1="6.7cm" svg:x2="10.952cm" svg:y2="5.8cm" svg:d="M10951 6700l1-900" svg:viewBox="0 0 2 901">
          <text:p/>
        </draw:connector>
        <draw:custom-shape draw:style-name="gr17" draw:text-style-name="P6" draw:layer="layout" svg:width="3.096cm" svg:height="0.7cm" svg:x="8.3cm" svg:y="3.5cm">
          <text:p text:style-name="P5"><text:span text:style-name="T6">File system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6" draw:text-style-name="P7" draw:layer="layout" draw:type="line" svg:x1="9.852cm" svg:y1="5.1cm" svg:x2="9.853cm" svg:y2="4.2cm" svg:d="M9852 5100l1-900" svg:viewBox="0 0 2 901">
          <text:p/>
        </draw:connector>
        <draw:connector draw:style-name="gr16" draw:text-style-name="P7" draw:layer="layout" draw:type="line" svg:x1="9.853cm" svg:y1="3.5cm" svg:x2="9.854cm" svg:y2="2.6cm" svg:d="M9853 3500l1-900" svg:viewBox="0 0 2 901">
          <text:p/>
        </draw:connector>
        <draw:custom-shape draw:style-name="gr15" draw:text-style-name="P6" draw:layer="layout" svg:width="5.299cm" svg:height="0.7cm" svg:x="8.303cm" svg:y="1.9cm">
          <text:p text:style-name="P5"><text:span text:style-name="T3">User application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6" draw:text-style-name="P7" draw:layer="layout" draw:type="line" svg:x1="12.45cm" svg:y1="5.1cm" svg:x2="12.5cm" svg:y2="2.6cm" svg:d="M12450 5100l50-2500" svg:viewBox="0 0 51 25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Sans" svg:font-family="'IBM Plex Sans'" style:font-adornments="Normal" style:font-family-generic="swiss" style:font-pitch="variable"/>
    <style:font-face style:name="IBM Plex Sans1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7 20 13" svg:d="M0 20l10-13 10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16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4-27T21:52:33</meta:creation-date>
    <dc:date>2025-08-29T09:48:34.555837000</dc:date>
    <meta:editing-duration>PT24M32S</meta:editing-duration>
    <meta:editing-cycles>3</meta:editing-cycles>
    <meta:generator>LibreOffice/25.8.0.4$MacOSX_X86_64 LibreOffice_project/48f00303701489684e67c38c28aff00cd5929e67</meta:generator>
    <dc:creator>Philippe Latu</dc:creator>
    <meta:document-statistic meta:object-count="32"/>
  </office:meta>
</office:document-meta>
</file>